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Times New Roman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style:font-weight-asian="normal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 style:list-style-name="L10"/>
    <style:style style:name="P5" style:family="paragraph" style:parent-style-name="Standard">
      <style:paragraph-properties fo:text-align="start" style:justify-single-word="false" fo:background-color="#ffffff" fo:padding="0.049cm" fo:border="0.002cm solid #000000" style:shadow="none">
        <style:background-image/>
      </style:paragraph-properties>
    </style:style>
    <style:style style:name="P6" style:family="paragraph" style:parent-style-name="Text_20_body" style:list-style-name="L11"/>
    <style:style style:name="P7" style:family="paragraph" style:parent-style-name="Text_20_body"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/>
    </style:style>
    <style:style style:name="P9" style:family="paragraph" style:parent-style-name="Text_20_body">
      <style:paragraph-properties fo:margin-left="0.979cm" fo:margin-right="0.979cm" fo:widows="1" fo:text-indent="0cm" style:auto-text-indent="false"/>
    </style:style>
    <style:style style:name="P10" style:family="paragraph" style:parent-style-name="Text_20_body">
      <style:paragraph-properties fo:margin-left="0.979cm" fo:margin-right="0.979cm" fo:widows="1" fo:text-indent="0cm" style:auto-text-indent="false">
        <style:tab-stops>
          <style:tab-stop style:position="10.663cm"/>
        </style:tab-stops>
      </style:paragraph-properties>
    </style:style>
    <style:style style:name="P11" style:family="paragraph" style:parent-style-name="Text_20_body">
      <style:paragraph-properties fo:margin-left="0.979cm" fo:margin-right="0.979cm" fo:widows="1" fo:text-indent="0cm" style:auto-text-indent="false">
        <style:tab-stops>
          <style:tab-stop style:position="10.583cm"/>
        </style:tab-stops>
      </style:paragraph-properties>
    </style:style>
    <style:style style:name="P12" style:family="paragraph" style:parent-style-name="Text_20_body">
      <style:paragraph-properties fo:margin-left="0.979cm" fo:margin-right="0.979cm" fo:widows="1" fo:text-indent="0cm" style:auto-text-indent="false">
        <style:tab-stops>
          <style:tab-stop style:position="10.663cm"/>
        </style:tab-stops>
      </style:paragraph-properties>
    </style:style>
    <style:style style:name="P13" style:family="paragraph" style:parent-style-name="Text_20_body">
      <style:paragraph-properties fo:margin-left="0.979cm" fo:margin-right="0.979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1.64cm" fo:margin-right="3.281cm" fo:widows="1" fo:text-indent="0cm" style:auto-text-indent="false" fo:padding="0.049cm" fo:border="0.002cm solid #000000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5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Heading_20_1">
      <style:paragraph-properties fo:background-color="#ffffff">
        <style:background-image/>
      </style:paragraph-properties>
    </style:style>
    <style:style style:name="T1" style:family="text">
      <style:text-properties fo:font-style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000000" style:font-name="Arial" fo:letter-spacing="normal" fo:font-style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ize-complex="12pt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ee3333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style:use-window-font-color="true" style:font-name="Arial" fo:font-size="12pt" fo:letter-spacing="normal" fo:font-style="italic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877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5.124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6.371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7.618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865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10.11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1.36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2.60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TP <text:tab/><text:tab/><text:tab/>Serveur WEB multi-processus en C</text:span></text:p>
      <text:h text:style-name="P16" text:outline-level="1">Problématique:</text:h>
      <text:p text:style-name="P8">Le but de ce TP est de programmer un mini-serveur WEB. L'objet de ce TP n'est pas d'apprendre le protocole HTTP <text:s/>mais de réaliser un serveur capable de traiter plusieurs connections en parallèle grâce à des processus fils.</text:p>
      <text:p text:style-name="P8"/>
      <text:p text:style-name="P1">HTTP</text:p>
      <text:p text:style-name="Standard"><text:span text:style-name="T4">On rappelle que le protocole HTTP 1.1 est décrit dans la </text:span><text:a xlink:type="simple" xlink:href="http://www.ietf.org/rfc/rfc2616.txt" text:style-name="Internet_20_link" text:visited-style-name="Visited_20_Internet_20_Link">RFC 2616</text:a><text:span text:style-name="T4">.</text:span></text:p>
      <text:p text:style-name="P8"/>
      <text:h text:style-name="P16" text:outline-level="1">Aide :</text:h>
      <text:p text:style-name="P3">Outils</text:p>
      <text:p text:style-name="P3">Les outils suivants seront utiles pour tester votre serveur:</text:p>
      <text:list xml:id="list7600566121942869569" text:style-name="L10">
        <text:list-item>
          <text:p text:style-name="P4"><text:span text:style-name="Teletype"><text:span text:style-name="T12">netcat</text:span></text:span><text:span text:style-name="Teletype"><text:span text:style-name="T11"> </text:span></text:span><text:span text:style-name="T5">et </text:span><text:span text:style-name="Teletype"><text:span text:style-name="T12">telnet</text:span></text:span><text:span text:style-name="Teletype"><text:span text:style-name="T11"> </text:span></text:span><text:span text:style-name="T5">permettent d'interagir avec le serveur;</text:span></text:p>
        </text:list-item>
        <text:list-item>
          <text:p text:style-name="P4"><text:span text:style-name="Teletype"><text:span text:style-name="T12">netstat </text:span></text:span><text:span text:style-name="T5">permet d'afficher la liste des connections ouvertes sur le système; l'option </text:span><text:span text:style-name="Teletype"><text:span text:style-name="T12">-t</text:span></text:span><text:span text:style-name="Teletype"><text:span text:style-name="T9"> </text:span></text:span><text:span text:style-name="T5">permet de se limiter aux connections TCP et </text:span><text:span text:style-name="Teletype"><text:span text:style-name="T12">-l</text:span></text:span><text:span text:style-name="Teletype"><text:span text:style-name="T9"> </text:span></text:span><text:span text:style-name="T5">permet d'obtenir les sockets d'écoute;</text:span></text:p>
        </text:list-item>
        <text:list-item>
          <text:p text:style-name="P4"><text:span text:style-name="T5">un navigateur WEB tel que </text:span><text:span text:style-name="T12">f</text:span><text:span text:style-name="Teletype"><text:span text:style-name="T12">irefox </text:span></text:span><text:span text:style-name="T5"><text:s/>pour se connecter au serveur, on demandera simplement une URL de la forme </text:span><text:span text:style-name="Teletype"><text:span text:style-name="T12">http://localhost:8888/index.html</text:span></text:span><text:span text:style-name="T12">.</text:span></text:p>
        </text:list-item>
      </text:list>
      <text:p text:style-name="P2"/>
      <text:h text:style-name="Heading_20_1" text:outline-level="1" text:is-list-header="true">3 Travail demandé :</text:h>
      <text:list xml:id="list9053035183573384303" text:style-name="L11">
        <text:list-item>
          <text:p text:style-name="P6"><text:span text:style-name="T5">Écrivez un serveur C qui écoute sur le port TCP </text:span><text:span text:style-name="T6">8888</text:span><text:span text:style-name="T5"> (</text:span><text:span text:style-name="Teletype"><text:span text:style-name="T12">socket</text:span></text:span><text:span text:style-name="T10">, </text:span><text:span text:style-name="Teletype"><text:span text:style-name="T12">bind</text:span></text:span><text:span text:style-name="T10">, </text:span><text:span text:style-name="Teletype"><text:span text:style-name="T12">listen</text:span></text:span><text:span text:style-name="T5">).</text:span></text:p>
        </text:list-item>
        <text:list-item>
          <text:p text:style-name="P6"><text:span text:style-name="T5">À chaque nouvelle connection d'un client (</text:span><text:span text:style-name="Teletype"><text:span text:style-name="T12">accept</text:span></text:span><text:span text:style-name="T5">), le serveur crée un nouveau processus fils (</text:span><text:span text:style-name="Teletype"><text:span text:style-name="T12">fork</text:span></text:span><text:span text:style-name="T5">) pour la traiter tandis que le processus père continue, en parallèle, à attendre d'autres connections. <text:line-break/>Une requête de la forme </text:span><text:span text:style-name="Teletype"><text:span text:style-name="T12">GET /</text:span></text:span><text:span text:style-name="Teletype"><text:span text:style-name="T14">chemin </text:span></text:span><text:span text:style-name="Teletype"><text:span text:style-name="T12">HTTP/1.1 </text:span></text:span><text:span text:style-name="T5">sera interprétée comme une demande de téléchargement du fichier se trouvant à la position </text:span><text:span text:style-name="T7">chemin </text:span><text:span text:style-name="T5">par rapport au répertoire où est lancé le serveur. Elle générera une réponse de la forme:</text:span></text:p>
        </text:list-item>
      </text:list>
      <text:p text:style-name="P14">HTTP/1.1 200 OK<text:line-break/>Content-length: <text:span text:style-name="T1">nn</text:span><text:line-break/><text:line-break/><text:span text:style-name="T1">contenu du fichier</text:span></text:p>
      <text:p text:style-name="P10"><text:span text:style-name="T5">qui précise la taille </text:span><text:span text:style-name="T7">nn </text:span><text:span text:style-name="T5">et le contenu du fichier. <text:s/>Vous pouvez également adjoindre des en-têtes additionnelles telles que </text:span><text:span text:style-name="Teletype"><text:span text:style-name="T10">Date</text:span></text:span><text:span text:style-name="T10">, </text:span><text:span text:style-name="Teletype"><text:span text:style-name="T10">Last-Modified </text:span></text:span><text:span text:style-name="T10">ou </text:span><text:span text:style-name="Teletype"><text:span text:style-name="T10">Content-Type</text:span></text:span><text:span text:style-name="T10">. </text:span></text:p>
      <text:p text:style-name="P10"><text:span text:style-name="T10">les requêtes de la forme GET </text:span><text:span text:style-name="T12">/</text:span><text:span text:style-name="T10"> HTTP/1.1 ou GET www/ HTTP/1.1 seront interprétées comme des demandes de téléchargement du fichier </text:span><text:span text:style-name="T12">index.html</text:span><text:span text:style-name="T10"> se trouvant à la position / ou www/ par rapport au répertoire où est lancé le serveur.</text:span></text:p>
      <text:p text:style-name="P13">Si le fichier n'existe pas ou est inaccessible, le serveur donnera une réponse de la forme:</text:p>
      <text:p text:style-name="P14">HTTP/1.1 404 Not found<text:line-break/>Content-type: text/html<text:line-break/><text:line-break/>&lt;html&gt;&lt;head&gt;&lt;title&gt;Pas trouvé !&lt;/title&gt;&lt;meta charset="UTF-<text:soft-page-break/>8"&gt;&lt;/head&lt;body&gt;&lt;p&gt;Désolé, le fichier demandé n'a pas été trouvé : &lt;tt&gt;/fichier.html&lt;/tt&gt; &lt;/body&gt;&lt;/html&gt; </text:p>
      <text:p text:style-name="P9"><text:span text:style-name="T5">Après avoir répondu à la requête , le processus fils ferme la connexion et quitte.</text:span></text:p>
      <text:h text:style-name="P15" text:outline-level="1" text:is-list-header="true"><text:span text:style-name="T3">4 Journal d'accès :</text:span></text:h>
      <text:p text:style-name="P11"><text:span text:style-name="T5">Modifiez votre serveur pour qu'il garde en mémoire vive un journal (</text:span><text:span text:style-name="T7">log</text:span><text:span text:style-name="T5">) de chaque requête traitée: URL demandée, IP du client, date, statu d'erreur. Quand un client demande l'URL spéciale </text:span><text:span text:style-name="Teletype"><text:span text:style-name="T12">/log</text:span></text:span><text:span text:style-name="T5">, le serveur envoie ce journal sous forme de page HTML.</text:span></text:p>
      <text:p text:style-name="P9"><text:span text:style-name="T5">Le journal étant partagé entre toutes les fils, tout accès doit être protégé par un verrou d'exclusion mutuelle.</text:span></text:p>
      <text:p text:style-name="P9"><text:span text:style-name="T5">La page </text:span><text:span text:style-name="Teletype"><text:span text:style-name="T13">/log</text:span></text:span><text:span text:style-name="Teletype"><text:span text:style-name="T9"> </text:span></text:span><text:span text:style-name="T5">étant dynamique, c'est une bonne idée d'interdire sa mise en cache par le client ou un éventuel proxy grâce à l'en-tête </text:span><text:span text:style-name="Teletype"><text:span text:style-name="T12">Cache-control: no-cache</text:span></text:span><text:span text:style-name="T12">.</text:span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tarSymbol" svg:font-family="StarSymbol"/>
    <style:font-face style:name="Times New Roman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1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8-11-25T09:40:10</meta:creation-date>
    <dc:date>2016-10-25T11:20:46.29</dc:date>
    <meta:editing-cycles>35</meta:editing-cycles>
    <meta:editing-duration>PT4H59M20S</meta:editing-duration>
    <meta:document-statistic meta:table-count="0" meta:image-count="0" meta:object-count="0" meta:page-count="2" meta:paragraph-count="24" meta:word-count="430" meta:character-count="2684"/>
    <meta:user-defined meta:name="Info 1"/>
    <meta:user-defined meta:name="Info 2"/>
    <meta:user-defined meta:name="Info 3"/>
    <meta:user-defined meta:name="Info 4"/>
  </office:meta>
</office:document-meta>
</file>